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5cm" fo:min-width="5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6.2cm" svg:height="4.3cm" svg:x="1.7cm" svg:y="9.6cm">
          <text:p text:style-name="P1">Index.html</text:p>
          <text:p text:style-name="P1">(1.task列表查看,新建</text:p>
          <text:p text:style-name="P1">，删除。）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2cm" svg:height="4.3cm" svg:x="12.9cm" svg:y="9.5cm">
          <text:p text:style-name="P1">mysq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2cm" svg:height="4.3cm" svg:x="7.4cm" svg:y="17.8cm">
          <text:p text:style-name="P1">taskhdl()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9cm" svg:y1="11.75cm" svg:x2="12.9cm" svg:y2="11.65cm" draw:start-shape="id1" draw:end-shape="id2" svg:d="M7900 11750h2528v-100h2472" svg:viewBox="0 0 5001 101">
          <text:p/>
        </draw:connector>
        <draw:connector draw:style-name="gr2" draw:text-style-name="P2" draw:layer="layout" svg:x1="16cm" svg:y1="13.8cm" svg:x2="10.5cm" svg:y2="17.8cm" draw:start-shape="id2" draw:end-shape="id3" svg:d="M16000 13800v2000h-5500v2000" svg:viewBox="0 0 550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4:48:41.719918501</meta:creation-date>
    <dc:date>2016-10-05T14:54:35.162715814</dc:date>
    <meta:editing-duration>PT5M53S</meta:editing-duration>
    <meta:editing-cycles>2</meta:editing-cycles>
    <meta:generator>LibreOffice/5.1.4.2$Linux_X86_64 LibreOffice_project/10m0$Build-2</meta:generator>
    <meta:document-statistic meta:object-count="5"/>
  </office:meta>
</office:document-meta>
</file>